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HTMLPreElementImpl.HTMLPreElementImpl( HTMLDocumentImpl owner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PreElementImpl.getWid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PreElementImpl.setWidth( int 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